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askExecutorRegistration.maxPoolSize( int maxPoo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skExecutorRegistration.corePoolSize( int corePoolSiz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skExecutorRegistration.TaskExecutorRegistration( ThreadPoolTaskExecutor taskExecutor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skExecutorRegistration.TaskExecutorRegistration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1">
            <text:p text:style-name="Table_20_Contents">1</text:p>
          </table:table-cell>
          <table:table-cell office:value-type="float" office:value="5">
            <text:p text:style-name="Table_20_Contents">5</text:p>
          </table:table-cell>
        </table:table-row>
        <table:table-row>
          <table:table-cell office:value-type="string">
            <text:p text:style-name="Table_20_Contents">TaskExecutorRegistration.queueCapacity( int queueCapacity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TaskExecutorRegistration.getTaskExecutor( )</text:p>
          </table:table-cell>
          <table:table-cell office:value-type="float" office:value="5">
            <text:p text:style-name="Table_20_Contents">5</text:p>
          </table:table-cell>
          <table:table-cell office:value-type="float" office:value="4">
            <text:p text:style-name="Table_20_Contents">4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TaskExecutorRegistration.keepAliveSeconds( int keepAliveSecond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